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27cm" fo:min-width="4.501cm"/>
    </style:style>
    <style:style style:name="gr2" style:family="graphic" style:parent-style-name="standard">
      <style:graphic-properties draw:textarea-horizontal-align="justify" draw:textarea-vertical-align="middle" draw:auto-grow-height="false" fo:min-height="0.456cm" fo:min-width="0.2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5cm" fo:min-width="2.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0.6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5cm" fo:min-width="1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5cm" fo:min-width="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75cm" fo:min-width="3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3.84cm" svg:x="1cm" svg:y="1.06cm">
          <text:p text:style-name="P1">6x6 Matrix<text:line-break/>of 14-bit signed <text:line-break/>integers (M);<text:line-break/>SF = 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1" draw:id="id1" draw:layer="layout" svg:width="1cm" svg:height="1cm" svg:x="6.3cm" svg:y="2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5" draw:id="id5" draw:layer="layout" svg:width="3cm" svg:height="1.1cm" svg:x="11.666cm" svg:y="2.441cm">
          <text:p text:style-name="P1">arctan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xml:id="id3" draw:id="id3" draw:layer="layout" draw:type="line" svg:x1="6.3cm" svg:y1="3cm" svg:x2="6.3cm" svg:y2="3cm" draw:start-shape="id1" draw:start-glue-point="6" draw:end-shape="id1" draw:end-glue-point="6" svg:d="M6300 3000z" svg:viewBox="0 0 1 1">
          <text:p/>
        </draw:connector>
        <draw:custom-shape draw:style-name="gr5" draw:text-style-name="P2" xml:id="id4" draw:id="id4" draw:layer="layout" svg:width="1.1cm" svg:height="1cm" svg:x="8cm" svg:y="2.5cm">
          <text:p text:style-name="P1"><text:span text:style-name="T1">÷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6cm" svg:y1="2.98cm" svg:x2="6.3cm" svg:y2="3cm" draw:start-shape="id2" draw:start-glue-point="7" draw:end-shape="id3" draw:end-glue-point="0" svg:d="M6000 2980l300 20" svg:viewBox="0 0 301 21">
          <text:p/>
        </draw:connector>
        <draw:connector draw:style-name="gr6" draw:text-style-name="P3" draw:layer="layout" draw:type="line" svg:x1="7.3cm" svg:y1="3cm" svg:x2="8cm" svg:y2="3cm" draw:start-shape="id1" draw:start-glue-point="10" draw:end-shape="id4" draw:end-glue-point="5" svg:d="M7300 3000h700" svg:viewBox="0 0 701 1">
          <text:p/>
        </draw:connector>
        <draw:connector draw:style-name="gr7" draw:text-style-name="P3" draw:layer="layout" draw:type="line" svg:x1="9.1cm" svg:y1="3cm" svg:x2="11.666cm" svg:y2="2.991cm" draw:start-shape="id4" draw:start-glue-point="7" draw:end-shape="id5" draw:end-glue-point="5" svg:d="M9100 3000l2566-9" svg:viewBox="0 0 2567 10">
          <text:p text:style-name="P1">SF=2<text:span text:style-name="T2">14</text:span><text:span text:style-name="T3"><text:line-break/></text:span><text:span text:style-name="T3"/></text:p>
        </draw:connector>
        <draw:custom-shape draw:style-name="gr3" draw:text-style-name="P2" xml:id="id6" draw:id="id6" draw:layer="layout" svg:width="3cm" svg:height="1.1cm" svg:x="11.667cm" svg:y="2.441cm">
          <text:p text:style-name="P1">arctan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7" draw:id="id7" draw:layer="layout" svg:width="2cm" svg:height="1.8cm" svg:x="18.4cm" svg:y="2.1cm">
          <text:p text:style-name="P1">sin(),<text:line-break/>co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4.667cm" svg:y1="2.991cm" svg:x2="18.4cm" svg:y2="3cm" draw:start-shape="id6" draw:start-glue-point="7" draw:end-shape="id7" draw:end-glue-point="5" svg:d="M14667 2991l3733 9" svg:viewBox="0 0 3734 10">
          <text:p text:style-name="P1">SF=2<text:span text:style-name="T2">14</text:span><text:span text:style-name="T3">/</text:span><text:span text:style-name="T4">π</text:span><text:span text:style-name="T2"><text:line-break/></text:span><text:span text:style-name="T2"/></text:p>
        </draw:connector>
        <draw:custom-shape draw:style-name="gr9" draw:text-style-name="P2" xml:id="id8" draw:id="id8" draw:layer="layout" svg:width="3.5cm" svg:height="1.1cm" svg:x="22.9cm" svg:y="2.5cm">
          <text:p text:style-name="P1">dot_prod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20.4cm" svg:y1="3cm" svg:x2="22.9cm" svg:y2="3.05cm" draw:start-shape="id7" draw:start-glue-point="7" draw:end-shape="id8" draw:end-glue-point="5" svg:d="M20400 3000l2500 50" svg:viewBox="0 0 2501 51">
          <text:p text:style-name="P1">SF=2<text:span text:style-name="T2">14</text:span><text:span text:style-name="T2"><text:line-break/></text:span><text:span text:style-name="T2"/></text:p>
        </draw:connector>
        <draw:connector draw:style-name="gr7" draw:text-style-name="P3" draw:layer="layout" svg:x1="24.65cm" svg:y1="3.6cm" svg:x2="17.9cm" svg:y2="5.9cm" draw:start-shape="id8" draw:start-glue-point="6" draw:end-shape="id9" draw:end-glue-point="7" svg:d="M24650 3600v2300h-6750" svg:viewBox="0 0 6751 2301">
          <text:p text:style-name="P1"><text:line-break/><text:line-break/>SF=2<text:span text:style-name="T2">14</text:span></text:p>
        </draw:connector>
        <draw:custom-shape draw:style-name="gr10" draw:text-style-name="P2" xml:id="id9" draw:id="id9" draw:layer="layout" svg:width="3.9cm" svg:height="2cm" svg:x="14cm" svg:y="4.9cm">
          <text:p text:style-name="P1">Remove<text:line-break/>scale fac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4cm" svg:y1="5.9cm" svg:x2="6.8cm" svg:y2="3.5cm" draw:start-shape="id9" draw:start-glue-point="5" draw:end-shape="id1" draw:end-glue-point="8" svg:d="M14000 5900h-7200v-2400" svg:viewBox="0 0 7201 2401">
          <text:p text:style-name="P1"/>
          <text:p text:style-name="P1"/>
          <text:p text:style-name="P1">SF=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8:06:24.875000000</meta:creation-date>
    <dc:date>2020-07-08T13:51:02.245000000</dc:date>
    <meta:editing-duration>PT46M11S</meta:editing-duration>
    <meta:editing-cycles>9</meta:editing-cycles>
    <meta:generator>LibreOffice/6.2.5.2$Windows_X86_64 LibreOffice_project/1ec314fa52f458adc18c4f025c545a4e8b22c159</meta:generator>
    <meta:document-statistic meta:object-count="16"/>
  </office:meta>
</office:document-meta>
</file>